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ab8" officeooo:paragraph-rsid="00143ab8"/>
    </style:style>
    <style:style style:name="P2" style:family="paragraph" style:parent-style-name="Standard">
      <style:text-properties officeooo:rsid="00143ab8" officeooo:paragraph-rsid="0014cb55"/>
    </style:style>
    <style:style style:name="P3" style:family="paragraph" style:parent-style-name="Standard">
      <style:text-properties officeooo:rsid="00143ab8" officeooo:paragraph-rsid="00150a35"/>
    </style:style>
    <style:style style:name="P4" style:family="paragraph" style:parent-style-name="Standard">
      <style:text-properties fo:font-weight="bold" officeooo:rsid="00143ab8" officeooo:paragraph-rsid="00143ab8" style:font-weight-asian="bold" style:font-weight-complex="bold"/>
    </style:style>
    <style:style style:name="P5" style:family="paragraph" style:parent-style-name="Standard">
      <style:text-properties officeooo:rsid="00150a35" officeooo:paragraph-rsid="00150a35"/>
    </style:style>
    <style:style style:name="P6" style:family="paragraph" style:parent-style-name="Standard">
      <style:text-properties officeooo:rsid="00143ab8" officeooo:paragraph-rsid="0014cb55"/>
    </style:style>
    <style:style style:name="P7" style:family="paragraph" style:parent-style-name="Standard">
      <style:text-properties officeooo:rsid="00143ab8" officeooo:paragraph-rsid="00170641"/>
    </style:style>
    <style:style style:name="T1" style:family="text">
      <style:text-properties officeooo:rsid="0014cb55"/>
    </style:style>
    <style:style style:name="T2" style:family="text">
      <style:text-properties officeooo:rsid="00150a35"/>
    </style:style>
    <style:style style:name="T3" style:family="text">
      <style:text-properties officeooo:rsid="001706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ogic for Petri net</text:p>
      <text:p text:style-name="P1"/>
      <text:p text:style-name="P1"/>
      <text:p text:style-name="P1">Braunschweiger (W) means Braunschweiger West which is the 2 way street</text:p>
      <text:p text:style-name="P1">Braunschweiger (E) means Braunschweiger East which is the 1 way street <text:span text:style-name="T1">towards the node</text:span></text:p>
      <text:p text:style-name="P1"/>
      <text:p text:style-name="P1"/>
      <text:p text:style-name="P1">How to read notes:</text:p>
      <text:p text:style-name="P1">X → Y</text:p>
      <text:p text:style-name="P1">Car coming from X into street Y </text:p>
      <text:p text:style-name="P1"/>
      <text:p text:style-name="P1"/>
      <text:p text:style-name="P1">Braunschweiger (E) → Wolfenbüttler</text:p>
      <text:p text:style-name="P1"><text:tab/>doesn’t wait for anyone</text:p>
      <text:p text:style-name="P1"/>
      <text:p text:style-name="P1">Braunschweiger (E)→ Rottendorfer</text:p>
      <text:p text:style-name="P1"><text:tab/>waits for Braunschweiger (W) → Rottendorfer</text:p>
      <text:p text:style-name="P1"/>
      <text:p text:style-name="P1">Braunschweiger (E) → Braunschweiger (W)</text:p>
      <text:p text:style-name="P1"><text:tab/>doesn’t wait for anyone</text:p>
      <text:p text:style-name="P1"/>
      <text:p text:style-name="P1">Braunschweiger (E) → Schöninger</text:p>
      <text:p text:style-name="P2"><text:tab/><text:span text:style-name="T1">waits for </text:span>Braunschweiger (W) → <text:span text:style-name="T1">Rottendorfer</text:span></text:p>
      <text:p text:style-name="P2"><text:tab/><text:span text:style-name="T1">waits for </text:span>Braunschweiger (W) → <text:span text:style-name="T1">Schöninger</text:span></text:p>
      <text:p text:style-name="P2">----------------------------------------------------------------------</text:p>
      <text:p text:style-name="P2"/>
      <text:p text:style-name="P2">Wolfenbüttler → <text:span text:style-name="T1">Braunschweiger (W)</text:span></text:p>
      <text:p text:style-name="P2"><text:tab/><text:span text:style-name="T1">waits for </text:span><text:span text:style-name="T3">Schöninger → Braunschweiger (W)</text:span></text:p>
      <text:p text:style-name="P2"><text:tab/><text:tab/> <text:s text:c="3"/><text:span text:style-name="T3">Braunschweiger (E) → Braunschweiger (W)</text:span></text:p>
      <text:p text:style-name="P2"><text:tab/><text:tab/> <text:s text:c="3"/><text:span text:style-name="T3">Braunschweiger (E) → Schöninger</text:span></text:p>
      <text:p text:style-name="P2"/>
      <text:p text:style-name="P2">Wolfenbüttler → <text:span text:style-name="T1">Schöninger</text:span></text:p>
      <text:p text:style-name="P7"><text:tab/><text:span text:style-name="T1">waits for </text:span><text:span text:style-name="T3">Braunschweiger (W) → Schöninger</text:span></text:p>
      <text:p text:style-name="P7"><text:tab/><text:tab/> <text:s text:c="2"/><text:span text:style-name="T3">Braunschweiger (W) → Wolfenbüttler</text:span></text:p>
      <text:p text:style-name="P7"><text:tab/><text:tab/> <text:s text:c="2"/><text:span text:style-name="T3">Braunschweiger (W) → Rottendorfer</text:span></text:p>
      <text:p text:style-name="P7"><text:tab/><text:tab/> <text:s text:c="2"/><text:span text:style-name="T3">Schöninger → Braunschweiger (W)</text:span></text:p>
      <text:p text:style-name="P7"><text:tab/><text:tab/> <text:s text:c="2"/><text:span text:style-name="T3">Braunschweiger (E) → Braunschweiger (W)</text:span></text:p>
      <text:p text:style-name="P7"><text:tab/><text:tab/> <text:s text:c="2"/><text:span text:style-name="T3">Braunschweiger (E) → Schöninger</text:span></text:p>
      <text:p text:style-name="P2"/>
      <text:p text:style-name="P2">Wolfenbüttler → <text:span text:style-name="T1">Rottendorfer</text:span></text:p>
      <text:p text:style-name="P7"><text:tab/><text:span text:style-name="T1">waits for </text:span><text:span text:style-name="T3">Braunschweiger (W) → Wolfenbüttler</text:span></text:p>
      <text:p text:style-name="P7"><text:tab/><text:tab/> <text:s text:c="3"/><text:span text:style-name="T3">Braunschweiger (W) → Rottendorfer</text:span></text:p>
      <text:p text:style-name="P7"><text:tab/><text:tab/> <text:s text:c="3"/><text:span text:style-name="T3">Braunschweiger (E) → Braunschweiger (W)</text:span></text:p>
      <text:p text:style-name="P7"><text:tab/><text:tab/> <text:s text:c="3"/><text:span text:style-name="T3">Braunschweiger (E) → Rottendorfer</text:span></text:p>
      <text:p text:style-name="P7"><text:tab/><text:tab/> <text:s text:c="3"/><text:span text:style-name="T3">Braunschweiger (E) → Schöninger</text:span></text:p>
      <text:p text:style-name="P7"><text:tab/><text:tab/> <text:s text:c="3"/><text:span text:style-name="T3">Schöninger → Rottendorfer</text:span></text:p>
      <text:p text:style-name="P7"><text:tab/><text:tab/> <text:s text:c="3"/><text:span text:style-name="T3">Schöninger → Wolfenbüttler</text:span></text:p>
      <text:p text:style-name="P2"/>
      <text:p text:style-name="P2">------------------------------------------------------------------------</text:p>
      <text:p text:style-name="P2"/>
      <text:p text:style-name="P2"/>
      <text:p text:style-name="P2"/>
      <text:p text:style-name="P2"><text:soft-page-break/></text:p>
      <text:p text:style-name="P2"/>
      <text:p text:style-name="P3"><text:span text:style-name="T1">Braunschweiger (</text:span><text:span text:style-name="T3">W</text:span><text:span text:style-name="T1">) → </text:span><text:span text:style-name="T2">Schöninger</text:span></text:p>
      <text:p text:style-name="P3"><text:tab/><text:span text:style-name="T2">doesn’t wait for anyone</text:span></text:p>
      <text:p text:style-name="P3"/>
      <text:p text:style-name="P3"><text:span text:style-name="T1">Braunschweiger (</text:span><text:span text:style-name="T3">W</text:span><text:span text:style-name="T1">) → </text:span><text:span text:style-name="T2">Rottendorfer</text:span></text:p>
      <text:p text:style-name="P3"><text:tab/><text:span text:style-name="T2">doesn’t wait for anyone</text:span></text:p>
      <text:p text:style-name="P3"/>
      <text:p text:style-name="P3"><text:span text:style-name="T1">Braunschweiger (</text:span><text:span text:style-name="T3">W</text:span><text:span text:style-name="T1">) → </text:span><text:span text:style-name="T2">Wolfenbüttler</text:span></text:p>
      <text:p text:style-name="P3"><text:tab/><text:span text:style-name="T2">waits for </text:span><text:span text:style-name="T1">Braunschweiger (</text:span><text:span text:style-name="T3">E</text:span><text:span text:style-name="T1">) → </text:span><text:span text:style-name="T2">Wolfenbüttler</text:span></text:p>
      <text:p text:style-name="P3"><text:tab/><text:span text:style-name="T2">waits for </text:span><text:span text:style-name="T1">Braunschweiger (</text:span><text:span text:style-name="T3">E</text:span><text:span text:style-name="T1">) → Braunschweiger (</text:span><text:span text:style-name="T3">W</text:span><text:span text:style-name="T1">)</text:span></text:p>
      <text:p text:style-name="P3"/>
      <text:p text:style-name="P3">--------------------------------------------------------</text:p>
      <text:p text:style-name="P3"/>
      <text:p text:style-name="P5">Schöninger → Rottendorfer</text:p>
      <text:p text:style-name="P5"><text:tab/>waits for <text:span text:style-name="T1">Braunschweiger (</text:span>W<text:span text:style-name="T1">) → </text:span>Rottendorfer</text:p>
      <text:p text:style-name="P5"><text:tab/>waits for <text:span text:style-name="T1">Braunschweiger (E) → </text:span>Rottendorfer</text:p>
      <text:p text:style-name="P5"/>
      <text:p text:style-name="P5"/>
      <text:p text:style-name="P5">Schöninger → Wolfenbüttler</text:p>
      <text:p text:style-name="P5"><text:tab/>waits for <text:span text:style-name="T1">Braunschweiger (</text:span>W<text:span text:style-name="T1">) → </text:span>Rottendorfer</text:p>
      <text:p text:style-name="P5"><text:tab/>waits for <text:span text:style-name="T1">Braunschweiger (</text:span>W<text:span text:style-name="T1">) → </text:span>Wolfenbüttler</text:p>
      <text:p text:style-name="P5"><text:tab/>waits for <text:span text:style-name="T1">Braunschweiger (E) → Braunschweiger (</text:span>W<text:span text:style-name="T1">)</text:span></text:p>
      <text:p text:style-name="P5"><text:tab/>waits for <text:span text:style-name="T1">Braunschweiger (E) → </text:span>Schöninger</text:p>
      <text:p text:style-name="P5"><text:tab/>waits for <text:span text:style-name="T1">Braunschweiger (E) → </text:span>Wolfenbüttler</text:p>
      <text:p text:style-name="P5"/>
      <text:p text:style-name="P5"/>
      <text:p text:style-name="P5">Schöninger → <text:span text:style-name="T1">Braunschweiger (</text:span>W<text:span text:style-name="T1">)</text:span></text:p>
      <text:p text:style-name="P3"><text:tab/><text:span text:style-name="T2">waits for </text:span><text:span text:style-name="T1">Braunschweiger (</text:span><text:span text:style-name="T2">W</text:span><text:span text:style-name="T1">) → </text:span><text:span text:style-name="T2">Wolfenbüttler</text:span></text:p>
      <text:p text:style-name="P3"><text:tab/><text:span text:style-name="T2">waits for </text:span><text:span text:style-name="T1">Braunschweiger (</text:span><text:span text:style-name="T2">W</text:span><text:span text:style-name="T1">) → </text:span><text:span text:style-name="T2">Rottendorfer</text:span></text:p>
      <text:p text:style-name="P3"><text:tab/><text:span text:style-name="T2">waits for </text:span><text:span text:style-name="T1">Braunschweiger (E) → Braunschweiger (</text:span><text:span text:style-name="T2">W</text:span><text:span text:style-name="T1">)</text:span></text:p>
      <text:p text:style-name="P3"><text:tab/><text:span text:style-name="T2">waits for </text:span><text:span text:style-name="T1">Braunschweiger (E) → </text:span><text:span text:style-name="T2">Schöning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13:26:11.937395767</meta:creation-date>
    <dc:date>2023-05-04T11:32:31.430648107</dc:date>
    <meta:editing-duration>PT23M2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58" meta:word-count="280" meta:character-count="2276" meta:non-whitespace-character-count="1957"/>
  </office:meta>
</office:document-meta>
</file>